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46bc" officeooo:paragraph-rsid="000646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inx (Servidor web similar ao apache).</text:p>
      <text:p text:style-name="P1">Já testei no ubuntu</text:p>
      <text:p text:style-name="P1"/>
      <text:p text:style-name="P1">sudo service nginx status (ver se está rodando ou parado).</text:p>
      <text:p text:style-name="P1">sudo service nginx start</text:p>
      <text:p text:style-name="P1">sudo service nginx restart</text:p>
      <text:p text:style-name="P1">sudo service nginx 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0:16:44.818000000</meta:creation-date>
    <dc:date>2015-08-10T10:19:03.199000000</dc:date>
    <meta:editing-duration>PT2M18S</meta:editing-duration>
    <meta:editing-cycles>2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6" meta:word-count="32" meta:character-count="189" meta:non-whitespace-character-count="163"/>
  </office:meta>
</office:document-meta>
</file>